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汉仪南宫体简" svg:font-family="汉仪南宫体简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f5c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3.9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1.15cm" fo:min-width="3.9cm"/>
    </style:style>
    <style:style style:name="gr3" style:family="graphic" style:parent-style-name="standard">
      <style:graphic-properties draw:stroke="solid" svg:stroke-width="0.106cm" svg:stroke-color="#ff0000" draw:marker-start="Square_20_45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ff0000" draw:marker-start="Square_20_45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3465a4" draw:marker-start="Circle" draw:marker-start-width="0.321cm" draw:marker-end="Rounded_20_large_20_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="Rounded_20_large_20_Arrow" draw:marker-start-width="0.321cm" draw:marker-end="Circle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00a933" draw:marker-start="Square" draw:marker-start-width="0.358cm" draw:marker-end="Small_20_Arrow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a933" draw:marker-start="Circle" draw:marker-start-width="0.358cm" draw:marker-end="Small_20_Arrow" draw:marker-end-width="0.358cm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81cm" svg:stroke-color="#3465a4" draw:marker-start="Circle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fill-color="#ffffff" fo:min-height="5.068cm" fo:padding-top="0.177cm" fo:padding-bottom="0.177cm" fo:padding-left="0.302cm" fo:padding-right="0.302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106cm" svg:stroke-color="#3465a4" draw:marker-start="Circle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a933" draw:marker-start="Square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81cm" svg:stroke-color="#ff0000" draw:marker-start="Square_20_45" draw:marker-start-width="0.322cm" draw:marker-end="Small_20_Arrow" draw:marker-end-width="0.322cm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style:font-name="汉仪南宫体简" fo:font-size="20pt" style:font-name-asian="汉仪南宫体简" style:font-size-asian="20pt" style:font-size-complex="20pt"/>
    </style:style>
    <style:style style:name="P3" style:family="paragraph">
      <style:paragraph-properties fo:text-align="center"/>
      <style:text-properties fo:color="#ffffff" fo:text-shadow="none" fo:font-weight="bold" style:font-size-asian="36pt" style:font-weight-asian="bold" style:font-weight-complex="bold"/>
    </style:style>
    <style:style style:name="P4" style:family="paragraph">
      <loext:graphic-properties draw:fill-color="#2a6099"/>
      <style:paragraph-properties fo:text-align="center"/>
      <style:text-properties fo:color="#ffffff" style:font-name="汉仪南宫体简" fo:font-size="36pt" fo:text-shadow="none" fo:font-weight="bold" style:font-name-asian="汉仪南宫体简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style:font-name="汉仪南宫体简" fo:font-size="18pt" style:font-name-asian="汉仪南宫体简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style:font-name="汉仪南宫体简" fo:font-size="16pt" fo:font-weight="bold" style:font-name-asian="汉仪南宫体简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font-name="汉仪南宫体简" fo:font-size="16pt" fo:font-weight="bold" style:font-name-asian="汉仪南宫体简" style:font-size-asian="16pt" style:font-weight-asian="bold" style:font-size-complex="16pt" style:font-weight-complex="bold"/>
    </style:style>
    <style:style style:name="T1" style:family="text">
      <style:text-properties style:font-name="汉仪南宫体简" fo:font-size="20pt" style:font-name-asian="汉仪南宫体简" style:font-size-asian="20pt" style:font-size-complex="20pt"/>
    </style:style>
    <style:style style:name="T2" style:family="text">
      <style:text-properties fo:color="#ffffff" style:font-name="汉仪南宫体简" fo:font-size="36pt" fo:text-shadow="none" fo:font-weight="bold" style:font-name-asian="汉仪南宫体简" style:font-size-asian="36pt" style:font-weight-asian="bold" style:font-size-complex="36pt" style:font-weight-complex="bold"/>
    </style:style>
    <style:style style:name="T3" style:family="text">
      <style:text-properties style:font-name="汉仪南宫体简" fo:font-size="18pt" style:font-name-asian="汉仪南宫体简" style:font-size-asian="18pt" style:font-size-complex="18pt"/>
    </style:style>
    <style:style style:name="T4" style:family="text">
      <style:text-properties style:font-name="汉仪南宫体简" fo:font-size="16pt" fo:font-weight="bold" style:font-name-asian="汉仪南宫体简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3" draw:id="id3" draw:layer="layout" svg:width="4.4cm" svg:height="1.4cm" svg:x="13.199cm" svg:y="5.6cm">
          <text:p text:style-name="P1"><text:span text:style-name="T1">通讯</text:span><text:span text:style-name="T1">录功</text:span><text:span text:style-name="T1">能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cm" svg:height="1.4cm" svg:x="2.799cm" svg:y="8.7cm">
          <text:p text:style-name="P3"><text:span text:style-name="T2">用户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" draw:id="id2" draw:layer="layout" svg:width="4.4cm" svg:height="1.4cm" svg:x="13.199cm" svg:y="2.2cm">
          <text:p text:style-name="P5"><text:span text:style-name="T3">一对一通讯功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4cm" svg:height="1.4cm" svg:x="13.199cm" svg:y="9.4cm">
          <text:p text:style-name="P1"><text:span text:style-name="T1">群聊功能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7.199cm" svg:y1="9.4cm" svg:x2="13.199cm" svg:y2="2.9cm" draw:start-shape="id1" draw:start-glue-point="1" draw:end-shape="id2" draw:end-glue-point="3" svg:d="M7199 9400h3000v-6500h3000" svg:viewBox="0 0 6001 6501">
          <text:p/>
        </draw:connector>
        <draw:custom-shape draw:style-name="gr1" draw:text-style-name="P6" xml:id="id5" draw:id="id5" draw:layer="layout" svg:width="4.4cm" svg:height="1.4cm" svg:x="23.099cm" svg:y="4.2cm">
          <text:p text:style-name="P5"><text:span text:style-name="T3">音视频通话</text:span></text:p>
          <text:p text:style-name="P5"><text:span text:style-name="T3">(</text:span><text:span text:style-name="T3">会议</text:span><text:span text:style-name="T3">)</text:span><text:span text:style-name="T3">功能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7.199cm" svg:y1="9.4cm" svg:x2="13.199cm" svg:y2="6.3cm" draw:start-shape="id1" draw:start-glue-point="1" draw:end-shape="id3" draw:end-glue-point="3" svg:d="M7199 9400h3000v-3100h3000" svg:viewBox="0 0 6001 3101">
          <text:p/>
        </draw:connector>
        <draw:connector draw:style-name="gr4" draw:text-style-name="P7" draw:layer="layout" svg:x1="7.199cm" svg:y1="9.4cm" svg:x2="13.199cm" svg:y2="10.1cm" draw:start-shape="id1" draw:start-glue-point="1" draw:end-shape="id4" draw:end-glue-point="3" svg:d="M7199 9400h3000v700h3000" svg:viewBox="0 0 6001 701">
          <text:p/>
        </draw:connector>
        <draw:connector draw:style-name="gr5" draw:text-style-name="P7" draw:layer="layout" svg:x1="15.399cm" svg:y1="3.6cm" svg:x2="15.399cm" svg:y2="5.6cm" draw:start-shape="id2" draw:start-glue-point="2" draw:end-shape="id3" draw:end-glue-point="0" svg:d="M15399 3600v2000" svg:viewBox="0 0 1 2001">
          <text:p/>
        </draw:connector>
        <draw:connector draw:style-name="gr6" draw:text-style-name="P7" draw:layer="layout" svg:x1="15.399cm" svg:y1="7cm" svg:x2="15.399cm" svg:y2="9.4cm" draw:start-shape="id3" draw:start-glue-point="2" draw:end-shape="id4" draw:end-glue-point="0" svg:d="M15399 7000v2400" svg:viewBox="0 0 1 2401">
          <text:p/>
        </draw:connector>
        <draw:connector draw:style-name="gr7" draw:text-style-name="P7" draw:layer="layout" svg:x1="23.099cm" svg:y1="4.9cm" svg:x2="15.399cm" svg:y2="2.2cm" draw:start-shape="id5" draw:start-glue-point="3" draw:end-shape="id2" draw:end-glue-point="0" svg:d="M23099 4900h-2750v-3201h-4950v501" svg:viewBox="0 0 7701 3202">
          <text:p/>
        </draw:connector>
        <draw:connector draw:style-name="gr8" draw:text-style-name="P7" draw:layer="layout" draw:line-skew="1.65cm" svg:x1="23.099cm" svg:y1="4.9cm" svg:x2="17.599cm" svg:y2="10.1cm" draw:start-shape="id5" draw:start-glue-point="3" draw:end-shape="id4" draw:end-glue-point="1" svg:d="M23099 4900h-1100v5200h-4400" svg:viewBox="0 0 5501 5201">
          <text:p/>
        </draw:connector>
        <draw:custom-shape draw:style-name="gr1" draw:text-style-name="P6" xml:id="id6" draw:id="id6" draw:layer="layout" svg:width="4.4cm" svg:height="1.4cm" svg:x="22.999cm" svg:y="15.8cm">
          <text:p text:style-name="P5"><text:span text:style-name="T3">活动、任务发布</text:span></text:p>
          <text:p text:style-name="P5"><text:span text:style-name="T3">与管理功能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2.3cm" svg:x1="22.999cm" svg:y1="16.5cm" svg:x2="15.399cm" svg:y2="9.4cm" draw:start-shape="id6" draw:start-glue-point="3" draw:end-shape="id4" draw:end-glue-point="0" svg:d="M22999 16500h-400v-7601h-7200v501" svg:viewBox="0 0 7601 7602">
          <text:p/>
        </draw:connector>
        <draw:frame draw:style-name="gr10" draw:text-style-name="P9" draw:layer="layout" svg:width="7.4cm" svg:height="5.422cm" svg:x="1.8cm" svg:y="34.778cm">
          <draw:text-box>
            <text:p text:style-name="P8"><text:span text:style-name="T4">图例说明：</text:span></text:p>
            <text:p text:style-name="P8"><text:span text:style-name="T4"><text:s text:c="12"/></text:span></text:p>
            <text:p text:style-name="P8"><text:span text:style-name="T4"><text:s text:c="11"/></text:span><text:span text:style-name="T4">使</text:span><text:span text:style-name="T4">用</text:span></text:p>
            <text:p text:style-name="P8"><text:span text:style-name="T4"><text:s text:c="15"/></text:span><text:span text:style-name="T4"><text:s text:c="7"/></text:span></text:p>
            <text:p text:style-name="P8"><text:span text:style-name="T4"><text:s text:c="11"/></text:span><text:span text:style-name="T4">提</text:span><text:span text:style-name="T4">供高级功能</text:span></text:p>
            <text:p text:style-name="P8"><text:span text:style-name="T4"><text:s text:c="15"/></text:span><text:span text:style-name="T4"><text:s text:c="7"/></text:span></text:p>
            <text:p text:style-name="P8"><text:span text:style-name="T4"><text:s text:c="11"/></text:span><text:span text:style-name="T4">依</text:span><text:span text:style-name="T4">赖于</text:span></text:p>
            <text:p text:style-name="P8"><text:span text:style-name="T4"/></text:p>
          </draw:text-box>
        </draw:frame>
        <draw:connector draw:style-name="gr11" draw:text-style-name="P7" draw:layer="layout" svg:x1="9.652cm" svg:y1="3.948cm" svg:x2="9.709cm" svg:y2="4.091cm" svg:d="M9652 3948v72h57v71" svg:viewBox="0 0 58 144">
          <text:p/>
        </draw:connector>
        <draw:connector draw:style-name="gr12" draw:text-style-name="P7" draw:layer="layout" draw:line-skew="-0.591cm" svg:x1="2.281cm" svg:y1="38.901cm" svg:x2="4.9cm" svg:y2="38.904cm" svg:d="M2281 38901h719v3h1900" svg:viewBox="0 0 2620 4">
          <text:p/>
        </draw:connector>
        <draw:connector draw:style-name="gr13" draw:text-style-name="P7" draw:layer="layout" svg:x1="4.299cm" svg:y1="27.6cm" svg:x2="15.399cm" svg:y2="18.8cm" draw:start-shape="id7" draw:start-glue-point="0" draw:end-shape="id8" draw:end-glue-point="2" svg:d="M4299 27600v-4400h11100v-4400" svg:viewBox="0 0 11101 8801">
          <text:p/>
        </draw:connector>
        <draw:custom-shape draw:style-name="gr1" draw:text-style-name="P6" xml:id="id12" draw:id="id12" draw:layer="layout" svg:width="4.4cm" svg:height="1.4cm" svg:x="13.199cm" svg:y="12.5cm">
          <text:p text:style-name="P5"><text:span text:style-name="T3">个性化好友</text:span></text:p>
          <text:p text:style-name="P5"><text:span text:style-name="T3">推荐功能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4cm" svg:height="1.4cm" svg:x="1.999cm" svg:y="13.6cm">
          <text:p text:style-name="P1"><text:span text:style-name="T1"><text:s text:c="3"/></text:span><text:span text:style-name="T1">账号保护 </text:span></text:p>
          <text:p text:style-name="P1"><text:span text:style-name="T1">&amp;</text:span><text:span text:style-name="T1">隐私保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4cm" svg:height="1.4cm" svg:x="1.999cm" svg:y="11.5cm">
          <text:p text:style-name="P1"><text:span text:style-name="T1">邮箱接口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line-skew="2.499cm" svg:x1="7.199cm" svg:y1="9.4cm" svg:x2="6.399cm" svg:y2="12.2cm" draw:start-shape="id1" draw:start-glue-point="1" draw:end-shape="id9" draw:end-glue-point="1" svg:d="M7199 9400h3000v2800h-3800" svg:viewBox="0 0 3801 2801">
          <text:p/>
        </draw:connector>
        <draw:connector draw:style-name="gr4" draw:text-style-name="P7" draw:layer="layout" draw:line-skew="2.499cm" svg:x1="7.199cm" svg:y1="9.4cm" svg:x2="6.399cm" svg:y2="14.3cm" draw:start-shape="id1" draw:start-glue-point="1" draw:end-shape="id10" draw:end-glue-point="1" svg:d="M7199 9400h3000v4900h-3800" svg:viewBox="0 0 3801 4901">
          <text:p/>
        </draw:connector>
        <draw:custom-shape draw:style-name="gr1" draw:text-style-name="P2" xml:id="id11" draw:id="id11" draw:layer="layout" svg:width="4.4cm" svg:height="1.4cm" svg:x="22.999cm" svg:y="28.1cm">
          <text:p text:style-name="P1"><text:span text:style-name="T1">日历管理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22.999cm" svg:y1="28.8cm" svg:x2="17.599cm" svg:y2="10.1cm" draw:start-shape="id11" draw:start-glue-point="3" draw:end-shape="id4" draw:end-glue-point="1" svg:d="M22999 28800h-2700v-18700h-2700" svg:viewBox="0 0 5401 18701">
          <text:p/>
        </draw:connector>
        <draw:connector draw:style-name="gr3" draw:text-style-name="P7" draw:layer="layout" draw:line-skew="-5.05cm 1.699cm" svg:x1="7.199cm" svg:y1="9.4cm" svg:x2="25.199cm" svg:y2="29.5cm" draw:start-shape="id1" draw:start-glue-point="1" draw:end-shape="id11" draw:end-glue-point="2" svg:d="M7199 9400h2850v22300h15150v-2200" svg:viewBox="0 0 18001 22301">
          <text:p/>
        </draw:connector>
        <draw:connector draw:style-name="gr13" draw:text-style-name="P7" draw:layer="layout" svg:x1="25.199cm" svg:y1="17.2cm" svg:x2="25.199cm" svg:y2="28.1cm" draw:start-shape="id6" draw:start-glue-point="2" draw:end-shape="id11" draw:end-glue-point="0" svg:d="M25199 17200v10900" svg:viewBox="0 0 1 10901">
          <text:p/>
        </draw:connector>
        <draw:custom-shape draw:style-name="gr1" draw:text-style-name="P2" xml:id="id8" draw:id="id8" draw:layer="layout" svg:width="4.4cm" svg:height="1.4cm" svg:x="13.199cm" svg:y="17.4cm">
          <text:p text:style-name="P1"><text:span text:style-name="T1">Board </text:span></text:p>
          <text:p text:style-name="P1"><text:span text:style-name="T1">功能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4cm" svg:x="2.099cm" svg:y="27.6cm">
          <text:p text:style-name="P1"><text:span text:style-name="T1">消息提醒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7" draw:layer="layout" draw:line-skew="2.299cm" svg:x1="7.199cm" svg:y1="9.4cm" svg:x2="6.499cm" svg:y2="28.3cm" draw:start-shape="id1" draw:start-glue-point="1" draw:end-shape="id7" draw:end-glue-point="1" svg:d="M7199 9400h2800v18900h-3500" svg:viewBox="0 0 3501 18901">
          <text:p/>
        </draw:connector>
        <draw:connector draw:style-name="gr3" draw:text-style-name="P7" draw:layer="layout" svg:x1="7.199cm" svg:y1="9.4cm" svg:x2="13.199cm" svg:y2="18.1cm" draw:start-shape="id1" draw:start-glue-point="1" draw:end-shape="id8" draw:end-glue-point="3" svg:d="M7199 9400h3000v8700h3000" svg:viewBox="0 0 6001 8701">
          <text:p/>
        </draw:connector>
        <draw:connector draw:style-name="gr9" draw:text-style-name="P7" draw:layer="layout" draw:line-skew="0.85cm" svg:x1="22.999cm" svg:y1="16.5cm" svg:x2="17.599cm" svg:y2="18.1cm" draw:start-shape="id6" draw:start-glue-point="3" draw:end-shape="id8" draw:end-glue-point="1" svg:d="M22999 16500h-1850v1600h-3550" svg:viewBox="0 0 5401 1601">
          <text:p/>
        </draw:connector>
        <draw:connector draw:style-name="gr12" draw:text-style-name="P7" draw:layer="layout" svg:x1="15.399cm" svg:y1="12.5cm" svg:x2="15.399cm" svg:y2="10.8cm" draw:start-shape="id12" draw:start-glue-point="0" draw:end-shape="id4" draw:end-glue-point="2" svg:d="M15399 12500v-1700" svg:viewBox="0 0 1 1701">
          <text:p/>
        </draw:connector>
        <draw:connector draw:style-name="gr12" draw:text-style-name="P7" draw:layer="layout" draw:line-skew="1.399cm" svg:x1="17.599cm" svg:y1="13.2cm" svg:x2="17.599cm" svg:y2="6.3cm" draw:start-shape="id12" draw:start-glue-point="1" draw:end-shape="id3" draw:end-glue-point="1" svg:d="M17599 13200h1900v-6900h-1900" svg:viewBox="0 0 1901 6901">
          <text:p/>
        </draw:connector>
        <draw:connector draw:style-name="gr12" draw:text-style-name="P7" draw:layer="layout" draw:line-skew="1.899cm" svg:x1="17.599cm" svg:y1="13.2cm" svg:x2="17.599cm" svg:y2="2.9cm" draw:start-shape="id12" draw:start-glue-point="1" draw:end-shape="id2" draw:end-glue-point="1" svg:d="M17599 13200h2400v-10300h-2400" svg:viewBox="0 0 2401 10301">
          <text:p/>
        </draw:connector>
        <draw:connector draw:style-name="gr3" draw:text-style-name="P7" draw:layer="layout" svg:x1="7.199cm" svg:y1="9.4cm" svg:x2="13.199cm" svg:y2="13.2cm" draw:start-shape="id1" draw:start-glue-point="1" draw:end-shape="id12" draw:end-glue-point="3" svg:d="M7199 9400h3000v3800h3000" svg:viewBox="0 0 6001 3801">
          <text:p/>
        </draw:connector>
        <draw:custom-shape draw:style-name="gr1" draw:text-style-name="P2" xml:id="id15" draw:id="id15" draw:layer="layout" svg:width="4.4cm" svg:height="1.4cm" svg:x="13.299cm" svg:y="33.4cm">
          <text:p text:style-name="P1"><text:span text:style-name="T1">个人本地和</text:span></text:p>
          <text:p text:style-name="P1"><text:span text:style-name="T1">云端文件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4cm" svg:height="1.4cm" svg:x="13.299cm" svg:y="24.3cm">
          <text:p text:style-name="P1"><text:span text:style-name="T1">在线文档</text:span></text:p>
          <text:p text:style-name="P1"><text:span text:style-name="T1">协作平台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3" draw:id="id13" draw:layer="layout" svg:width="4.4cm" svg:height="1.4cm" svg:x="22.999cm" svg:y="36.7cm">
          <text:p text:style-name="P5"><text:span text:style-name="T3">聊天记录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line-skew="-4.9cm" svg:x1="7.199cm" svg:y1="9.4cm" svg:x2="22.999cm" svg:y2="37.4cm" draw:start-shape="id1" draw:start-glue-point="1" draw:end-shape="id13" draw:end-glue-point="3" svg:d="M7199 9400h3000v28000h12800" svg:viewBox="0 0 15801 28001">
          <text:p/>
        </draw:connector>
        <draw:connector draw:style-name="gr3" draw:text-style-name="P7" draw:layer="layout" svg:x1="7.199cm" svg:y1="9.4cm" svg:x2="13.299cm" svg:y2="25cm" draw:start-shape="id1" draw:start-glue-point="1" draw:end-shape="id14" draw:end-glue-point="3" svg:d="M7199 9400h3050v15600h3050" svg:viewBox="0 0 6101 15601">
          <text:p/>
        </draw:connector>
        <draw:connector draw:style-name="gr3" draw:text-style-name="P7" draw:layer="layout" svg:x1="7.199cm" svg:y1="9.4cm" svg:x2="13.299cm" svg:y2="34.1cm" draw:start-shape="id1" draw:start-glue-point="1" draw:end-shape="id15" draw:end-glue-point="3" svg:d="M7199 9400h3050v24700h3050" svg:viewBox="0 0 6101 24701">
          <text:p/>
        </draw:connector>
        <draw:connector draw:style-name="gr3" draw:text-style-name="P7" draw:layer="layout" draw:line-skew="1.189cm" svg:x1="2.2cm" svg:y1="36.301cm" svg:x2="4.819cm" svg:y2="36.304cm" svg:d="M2200 36301h2499v3h120" svg:viewBox="0 0 2620 4">
          <text:p/>
        </draw:connector>
        <draw:connector draw:style-name="gr12" draw:text-style-name="P7" draw:layer="layout" svg:x1="15.499cm" svg:y1="25.7cm" svg:x2="15.499cm" svg:y2="33.4cm" draw:start-shape="id14" draw:start-glue-point="2" draw:end-shape="id15" draw:end-glue-point="0" svg:d="M15499 25700v7700" svg:viewBox="0 0 1 7701">
          <text:p/>
        </draw:connector>
        <draw:connector draw:style-name="gr13" draw:text-style-name="P7" draw:layer="layout" svg:x1="27.399cm" svg:y1="37.4cm" svg:x2="17.599cm" svg:y2="10.1cm" draw:start-shape="id13" draw:start-glue-point="1" draw:end-shape="id4" draw:end-glue-point="1" svg:d="M27399 37400h501v-27300h-10301" svg:viewBox="0 0 10302 27301">
          <text:p/>
        </draw:connector>
        <draw:connector draw:style-name="gr13" draw:text-style-name="P7" draw:layer="layout" svg:x1="27.399cm" svg:y1="37.4cm" svg:x2="15.399cm" svg:y2="2.2cm" draw:start-shape="id13" draw:start-glue-point="1" draw:end-shape="id2" draw:end-glue-point="0" svg:d="M27399 37400h501v-35701h-12501v501" svg:viewBox="0 0 12502 35702">
          <text:p/>
        </draw:connector>
        <draw:connector draw:style-name="gr13" draw:text-style-name="P7" draw:layer="layout" draw:line-skew="0.089cm" svg:x1="2.181cm" svg:y1="37.601cm" svg:x2="4.8cm" svg:y2="37.604cm" svg:d="M2181 37601h1399v3h1220" svg:viewBox="0 0 2620 4">
          <text:p/>
        </draw:connector>
        <draw:connector draw:style-name="gr13" draw:text-style-name="P7" draw:layer="layout" svg:x1="2.099cm" svg:y1="28.3cm" svg:x2="15.399cm" svg:y2="2.2cm" draw:start-shape="id7" draw:start-glue-point="3" draw:end-shape="id2" draw:end-glue-point="0" svg:d="M2099 28300h-501v-26601h13801v501" svg:viewBox="0 0 13802 26602">
          <text:p/>
        </draw:connector>
        <draw:connector draw:style-name="gr12" draw:text-style-name="P7" draw:layer="layout" svg:x1="15.399cm" svg:y1="13.9cm" svg:x2="15.399cm" svg:y2="17.4cm" draw:start-shape="id12" draw:start-glue-point="2" draw:end-shape="id8" draw:end-glue-point="0" svg:d="M15399 13900v3500" svg:viewBox="0 0 1 3501">
          <text:p/>
        </draw:connector>
        <draw:connector draw:style-name="gr13" draw:text-style-name="P7" draw:layer="layout" draw:line-skew="1.8cm 2.2cm" svg:x1="4.299cm" svg:y1="27.6cm" svg:x2="17.599cm" svg:y2="10.1cm" draw:start-shape="id7" draw:start-glue-point="0" draw:end-shape="id4" draw:end-glue-point="1" svg:d="M4299 27600v-6600h16001v-10900h-2701" svg:viewBox="0 0 16002 17501">
          <text:p/>
        </draw:connector>
        <draw:connector draw:style-name="gr13" draw:text-style-name="P7" draw:layer="layout" svg:x1="4.299cm" svg:y1="27.6cm" svg:x2="25.199cm" svg:y2="28.1cm" draw:end-shape="id11" draw:end-glue-point="0" svg:d="M4299 27600v-1h20900v501" svg:viewBox="0 0 20901 502">
          <text:p/>
        </draw:connector>
        <draw:connector draw:style-name="gr13" draw:text-style-name="P7" draw:layer="layout" svg:x1="17.699cm" svg:y1="34.1cm" svg:x2="17.599cm" svg:y2="10.1cm" draw:start-shape="id15" draw:start-glue-point="1" draw:end-shape="id4" draw:end-glue-point="1" svg:d="M17699 34100h501v-24000h-601" svg:viewBox="0 0 602 24001">
          <text:p/>
        </draw:connector>
        <draw:connector draw:style-name="gr13" draw:text-style-name="P7" draw:layer="layout" draw:line-skew="10.2cm" svg:x1="17.699cm" svg:y1="34.1cm" svg:x2="15.399cm" svg:y2="2.2cm" draw:start-shape="id15" draw:start-glue-point="1" draw:end-shape="id2" draw:end-glue-point="0" svg:d="M17699 34100h10701v-32401h-13001v501" svg:viewBox="0 0 13002 32402">
          <text:p/>
        </draw:connector>
        <draw:connector draw:style-name="gr13" draw:text-style-name="P7" draw:layer="layout" svg:x1="17.699cm" svg:y1="25cm" svg:x2="17.755cm" svg:y2="10.19cm" draw:start-shape="id14" draw:start-glue-point="1" svg:d="M17699 25000h501v-14810h-445" svg:viewBox="0 0 502 14811">
          <text:p/>
        </draw:connector>
        <draw:connector draw:style-name="gr13" draw:text-style-name="P7" draw:layer="layout" draw:line-skew="10.15cm -6.7cm" svg:x1="15.499cm" svg:y1="24.3cm" svg:x2="15.399cm" svg:y2="2.2cm" draw:start-shape="id14" draw:start-glue-point="0" draw:end-shape="id2" draw:end-glue-point="0" svg:d="M15499 24300v-200h-4099v-22401h3999v501" svg:viewBox="0 0 4100 2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汉仪南宫体简" svg:font-family="汉仪南宫体简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20:31:33.167133088</meta:creation-date>
    <dc:date>2019-04-30T22:05:45.954889494</dc:date>
    <meta:editing-duration>PT10M11S</meta:editing-duration>
    <meta:editing-cycles>2</meta:editing-cycles>
    <meta:generator>LibreOffice/6.1.5.2$Linux_X86_64 LibreOffice_project/10$Build-2</meta:generator>
    <meta:document-statistic meta:object-count="55"/>
  </office:meta>
</office:document-meta>
</file>